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c157" officeooo:paragraph-rsid="001dc157"/>
    </style:style>
    <style:style style:name="P2" style:family="paragraph" style:parent-style-name="Standard">
      <style:text-properties officeooo:rsid="001dc157" officeooo:paragraph-rsid="001ec87f"/>
    </style:style>
    <style:style style:name="P3" style:family="paragraph" style:parent-style-name="Standard">
      <style:text-properties officeooo:paragraph-rsid="001dc157"/>
    </style:style>
    <style:style style:name="P4" style:family="paragraph" style:parent-style-name="Standard">
      <style:text-properties officeooo:rsid="001ec87f" officeooo:paragraph-rsid="001ec87f"/>
    </style:style>
    <style:style style:name="P5" style:family="paragraph" style:parent-style-name="Standard">
      <style:text-properties fo:font-size="26pt" officeooo:rsid="001dc157" officeooo:paragraph-rsid="001dc157" style:font-size-asian="26pt" style:font-size-complex="26pt"/>
    </style:style>
    <style:style style:name="T1" style:family="text">
      <style:text-properties officeooo:rsid="001dc157"/>
    </style:style>
    <style:style style:name="T2" style:family="text">
      <style:text-properties officeooo:rsid="001ec8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official API of National Council of Slovakia voting statistics</text:p>
      <text:p text:style-name="P5"/>
      <text:p text:style-name="P1">Endpoints:</text:p>
      <text:p text:style-name="P1">/meetings – returns JSON list of <text:span text:style-name="T2">the latest </text:span>meetings in the form </text:p>
      <text:p text:style-name="P2">{<text:span text:style-name="T2">SessionID: “xyz”</text:span> <text:s/><text:span text:style-name="T2">Timestamp: “xyz” Text: “xyz”</text:span>}</text:p>
      <text:p text:style-name="P2"/>
      <text:p text:style-name="P2">/<text:span text:style-name="T2">voting/{SessionID} – returns jSON with the voting data of the session specified <text:s/>by the SessionID </text:span></text:p>
      <text:p text:style-name="P4">{ Names: <text:s/>[“MP1_Name”, <text:s/>“MP2_Name”…], <text:s/>Parties: [“MP1_Party”, “MP2_Party”, …], Vote: [“MP1_VoteType”, “MP2_VoteType”, “MP3_VoteType”]}</text:p>
      <text:p text:style-name="P1"/>
      <text:p text:style-name="P1"/>
      <text:p text:style-name="P3"><text:span text:style-name="T1">API operates without permanent storage, every request scrapes required data from the official website of the Council: </text:span><text:a xlink:type="simple" xlink:href="https://www.nrsr.sk/web/" text:style-name="Internet_20_link" text:visited-style-name="Visited_20_Internet_20_Link">https://www.nrsr.sk/web/</text:a>. <text:span text:style-name="T1">Please use caching if planning to use it extensivel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49:06.259769611</meta:creation-date>
    <dc:date>2020-03-30T15:15:46.262506869</dc:date>
    <meta:editing-duration>PT2M19S</meta:editing-duration>
    <meta:editing-cycles>1</meta:editing-cycles>
    <meta:document-statistic meta:table-count="0" meta:image-count="0" meta:object-count="0" meta:page-count="1" meta:paragraph-count="7" meta:word-count="80" meta:character-count="618" meta:non-whitespace-character-count="535"/>
    <meta:generator>LibreOffice/6.0.7.3$Linux_X86_64 LibreOffice_project/00m0$Build-3</meta:generator>
  </office:meta>
</office:document-meta>
</file>